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0ed1b"/>
    </style:style>
    <style:style style:name="P2" style:family="paragraph" style:parent-style-name="Text_20_body">
      <style:paragraph-properties fo:text-align="justify" style:justify-single-word="false"/>
      <style:text-properties officeooo:rsid="0010ed1b" officeooo:paragraph-rsid="0010ed1b"/>
    </style:style>
    <style:style style:name="P3" style:family="paragraph" style:parent-style-name="Text_20_body">
      <style:text-properties officeooo:rsid="0012b547" officeooo:paragraph-rsid="0012b547"/>
    </style:style>
    <style:style style:name="P4" style:family="paragraph" style:parent-style-name="Text_20_body">
      <style:paragraph-properties fo:text-align="justify" style:justify-single-word="false"/>
      <style:text-properties style:font-name="Nimbus Roman No9 L" fo:font-size="11pt" officeooo:rsid="0010ed1b" officeooo:paragraph-rsid="0012b547" style:font-size-asian="11pt" style:font-size-complex="11pt"/>
    </style:style>
    <style:style style:name="P5" style:family="paragraph" style:parent-style-name="Header">
      <style:text-properties officeooo:rsid="000fcacc" officeooo:paragraph-rsid="000fcacc"/>
    </style:style>
    <style:style style:name="P6" style:family="paragraph" style:parent-style-name="Header">
      <style:paragraph-properties fo:text-align="justify" style:justify-single-word="false"/>
      <style:text-properties officeooo:rsid="000fcacc" officeooo:paragraph-rsid="0010c9e9"/>
    </style:style>
    <style:style style:name="P7" style:family="paragraph" style:parent-style-name="Heading_20_1">
      <style:text-properties style:font-name="Nimbus Roman No9 L" fo:font-size="11pt" style:font-size-asian="11pt" style:font-size-complex="11pt"/>
    </style:style>
    <style:style style:name="P8" style:family="paragraph" style:parent-style-name="Text_20_body">
      <style:paragraph-properties fo:text-align="justify" style:justify-single-word="false"/>
      <style:text-properties style:font-name="Nimbus Roman No9 L" fo:font-size="11pt" officeooo:rsid="0010c9e9" officeooo:paragraph-rsid="0010c9e9" style:font-size-asian="11pt" style:font-size-complex="11pt"/>
    </style:style>
    <style:style style:name="T1" style:family="text">
      <style:text-properties officeooo:rsid="0010c9e9"/>
    </style:style>
    <style:style style:name="T2" style:family="text">
      <style:text-properties officeooo:rsid="0012b547"/>
    </style:style>
    <style:style style:name="T3" style:family="text">
      <style:text-properties fo:font-size="10pt" style:font-size-asian="18.2000007629395pt" style:font-size-complex="18.2000007629395pt"/>
    </style:style>
    <style:style style:name="T4" style:family="text">
      <style:text-properties fo:font-size="10pt" officeooo:rsid="0010c9e9" style:font-size-asian="18.2000007629395pt" style:font-size-complex="18.2000007629395pt"/>
    </style:style>
    <style:style style:name="T5" style:family="text">
      <style:text-properties style:font-name="Nimbus Roman No9 L"/>
    </style:style>
    <style:style style:name="T6" style:family="text">
      <style:text-properties style:font-name="Nimbus Roman No9 L" fo:font-size="10pt" style:font-size-asian="18.2000007629395pt" style:font-size-complex="18.2000007629395pt"/>
    </style:style>
    <style:style style:name="T7" style:family="text">
      <style:text-properties style:font-name="Nimbus Roman No9 L" fo:font-size="10pt" officeooo:rsid="0010c9e9" style:font-size-asian="18.2000007629395pt" style:font-size-complex="18.2000007629395pt"/>
    </style:style>
    <style:style style:name="T8" style:family="text">
      <style:text-properties style:font-name="Nimbus Roman No9 L" officeooo:rsid="0010c9e9"/>
    </style:style>
    <style:style style:name="T9" style:family="text">
      <style:text-properties style:font-name="Nimbus Roman No9 L" fo:font-size="14pt" style:font-size-asian="18.2000007629395pt" style:font-size-complex="18.2000007629395pt"/>
    </style:style>
    <style:style style:name="T10" style:family="text">
      <style:text-properties style:font-name="Nimbus Roman No9 L" fo:font-size="14pt" officeooo:rsid="0010c9e9" style:font-size-asian="18.2000007629395pt" style:font-size-complex="18.2000007629395pt"/>
    </style:style>
    <style:style style:name="T11" style:family="text">
      <style:text-properties style:font-name="Nimbus Roman No9 L" fo:font-size="12pt" style:font-size-asian="18.2000007629395pt" style:font-size-complex="18.2000007629395pt"/>
    </style:style>
    <style:style style:name="T12" style:family="text">
      <style:text-properties style:font-name="Nimbus Roman No9 L" fo:font-size="12pt" officeooo:rsid="0010c9e9" style:font-size-asian="18.2000007629395pt" style:font-size-complex="18.2000007629395pt"/>
    </style:style>
    <style:style style:name="T13" style:family="text">
      <style:text-properties style:font-name="Nimbus Roman No9 L" fo:font-size="12pt" style:font-size-asian="12pt" style:font-size-complex="12pt"/>
    </style:style>
    <style:style style:name="T14" style:family="text">
      <style:text-properties style:font-name="Nimbus Roman No9 L" fo:font-size="12pt" officeooo:rsid="0010c9e9" style:font-size-asian="12pt" style:font-size-complex="12pt"/>
    </style:style>
    <style:style style:name="T15" style:family="text">
      <style:text-properties style:font-name="Nimbus Roman No9 L" fo:font-size="11pt" style:font-size-asian="11pt" style:font-size-complex="11pt"/>
    </style:style>
    <style:style style:name="T16" style:family="text">
      <style:text-properties style:font-name="Nimbus Roman No9 L" fo:font-size="11pt" officeooo:rsid="0010c9e9" style:font-size-asian="11pt" style:font-size-complex="11pt"/>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Overview</text:h>
      <text:p text:style-name="P6"><text:span text:style-name="T16">F.A.T.I.M.A. (FATIMA's Artifically Tweeting Intelligent Mechanical Autotyper) is software system that is composed of different parts that all together result in managing a Twitter account (</text:span><text:a xlink:type="simple" xlink:href="https://twitter.com/fatimasnowreal" text:style-name="Internet_20_link" text:visited-style-name="Visited_20_Internet_20_Link"><text:span text:style-name="T16">twitter.com/fatimasnowreal</text:span></text:a><text:span text:style-name="T16">). Fatima relays on a legacy open source implementation of A.L.I.C.E. (Artificial Linguistic Internet Computer Entity). It also relays on Twitter's API for generating raw content that will be used to generate the tweets. Twitter's API is also used to interact with Fatima's Twitter account. And finally, there is the part of Fatima that ensures that the output of different parts is formatted suitably to needs of the other parts.</text:span></text:p>
      <text:h text:style-name="P7" text:outline-level="1">Language Piece</text:h>
      <text:p text:style-name="P1"><text:span text:style-name="T15">Fatima's backbone is an open source implementation of Alice. The implementation that we relied on is a Python implementation. The library we used is pyAIML library </text:span><text:span text:style-name="T16">(</text:span><text:a xlink:type="simple" xlink:href="https://github.com/creatorrr/pyAIML" text:style-name="Internet_20_link" text:visited-style-name="Visited_20_Internet_20_Link"><text:span text:style-name="T16">github.com/creatorrr/pyAIML</text:span></text:a><text:span text:style-name="T16">). <text:s/>The fact that pyAIML is implemented in Python allowed us to easily utilize it and test it since Python is such an easy programming language to design and run on the fly. However, even though pyAIML <text:s/>provided the rule-based system that Alice documentation specifies, it lacked the language content and vocabulary that Alice (and Fatima in turn) needed to generate sound sentences. For that we used another open source content. This was American English AIML dataset 1st <text:s/>and 2nd <text:s/>editions (</text:span><text:a xlink:type="simple" xlink:href="https://code.google.com/archive/p/aiml-en-us-foundation-alice/" text:style-name="Internet_20_link" text:visited-style-name="Visited_20_Internet_20_Link"><text:span text:style-name="T16">code.google.com/archive/p/aiml-en-us-foundation-alice/</text:span></text:a><text:span text:style-name="T16">). Having obtained this dataset, we used it to train an Alice instantiation of pyAIML (check file languagePart.py). Now, we have our language backbone setup and ready for operation.</text:span></text:p>
      <text:h text:style-name="P7" text:outline-level="1">Content Piece</text:h>
      <text:p text:style-name="P2"><text:span text:style-name="T15">To provide content for the Alice backbone, we used Twitter's API to download a Twitter user whole tweeting history. Of course to do that we had to register to Twitter API system to have API access to their system. We used an open source implementation (</text:span><text:a xlink:type="simple" xlink:href="https://github.com/tweepy/tweepy" text:style-name="Internet_20_link" text:visited-style-name="Visited_20_Internet_20_Link"><text:span text:style-name="T15">github.com/tweepy/tweepy</text:span></text:a><text:span text:style-name="T15">) that retrieves tweets of a specific user. We choose Karyn MeltzSteinberg (</text:span><text:a xlink:type="simple" xlink:href="https://twitter.com/kms_meltzy" text:style-name="Internet_20_link" text:visited-style-name="Visited_20_Internet_20_Link"><text:span text:style-name="T15">twitter.com/kms_meltzy</text:span></text:a><text:span text:style-name="T15">) as a Twitter user. After downloading all her tweets, we had to run some language reformatting operations on the tweets to remove stuff like Twitter mentions and hashtag symbols. For that we used some regular expressions (check file regextweet.py). Now with the tweets ready and formatted, we send them to our Alice backbone to get her reply which will be the tweet that Fatima will tweet on her Twitter account. </text:span></text:p>
      <text:h text:style-name="P7" text:outline-level="1">Twitter Piece</text:h>
      <text:p text:style-name="P4">The twitter piece was responsible of taking what Fatima has produced of tweets and <text:span text:style-name="T2">to tweet them via @fatimasnowreal Twitter account. We again here used Python to interact with Twitter's API (check file fatima.py). </text:span></text:p>
      <text:h text:style-name="P7" text:outline-level="1">Results</text:h>
      <text:p text:style-name="P3"><text:span text:style-name="T15">We ran Fatima on the server of one of our (ex)teammates (Cagdas Oztekin). We ran Fatima for about a day and it has tweeted about 50 tweets. Tweets can be viewed on </text:span><text:a xlink:type="simple" xlink:href="https://twitter.com/FatimasnowReal" text:style-name="Internet_20_link" text:visited-style-name="Visited_20_Internet_20_Link"><text:span text:style-name="T15">twitter.com/FatimasnowReal</text:span></text:a><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cacc" officeooo:paragraph-rsid="000fcacc"/>
    </style:style>
    <style:style style:name="MT1" style:family="text">
      <style:text-properties officeooo:rsid="0010c9e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atih Karaoglanoglu<text:tab/>Project's Final Report<text:tab/>03/05/2016</text:p>
        <text:p text:style-name="MP1">Baraa Orabi<text:tab/><text:span text:style-name="MT1">F.A.T.I.M.A.</text:span><text:tab/>CS 46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08:37:26.088167975</meta:creation-date>
    <meta:generator>LibreOffice/5.0.5.2$Linux_X86_64 LibreOffice_project/00m0$Build-2</meta:generator>
    <dc:date>2016-05-03T09:37:05.666229001</dc:date>
    <meta:editing-duration>PT22M24S</meta:editing-duration>
    <meta:editing-cycles>2</meta:editing-cycles>
    <meta:document-statistic meta:table-count="0" meta:image-count="0" meta:object-count="0" meta:page-count="1" meta:paragraph-count="12" meta:word-count="445" meta:character-count="2902" meta:non-whitespace-character-count="2462"/>
  </office:meta>
</office:document-meta>
</file>